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6.27.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F2])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F3])"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F4])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F5]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F6])"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F7])"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F8])"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F9])"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F10])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F11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F12]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F13]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F14]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F15])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F16])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F17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F18])"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F19])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F20])"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F21])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F22])" office:value-type="float" office:value="495" calcext:value-type="float">
            <text:p>495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0985" calcext:value-type="float">
            <text:p>109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6:50:10.792536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7</meta:editing-cycles>
    <meta:creation-date>2022-06-16T22:19:34</meta:creation-date>
    <dc:date>2024-06-27T16:58:58.093427271</dc:date>
    <meta:editing-duration>P1DT4H28M30S</meta:editing-duration>
    <meta:generator>LibreOffice/24.2.4.2$Linux_X86_64 LibreOffice_project/420$Build-2</meta:generator>
    <meta:document-statistic meta:table-count="85" meta:cell-count="13643" meta:object-count="0"/>
    <meta:user-defined meta:name="AppVersion">16.0300</meta:user-defined>
  </office:meta>
</office:document-meta>
</file>